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-16695" calcext:value-type="float">
            <text:p>-16695</text:p>
          </table:table-cell>
          <table:table-cell/>
          <table:table-cell table:formula="of:=[.E47]-[.E46]" office:value-type="float" office:value="-2798" calcext:value-type="float">
            <text:p>-2798</text:p>
          </table:table-cell>
          <table:table-cell/>
          <table:table-cell table:formula="of:=[.H46]+[.G47]" office:value-type="float" office:value="9982" calcext:value-type="float">
            <text:p>9982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9982" calcext:value-type="float">
            <text:p>9982</text:p>
          </table:table-cell>
          <table:table-cell/>
          <table:table-cell table:formula="of:=[.I48]-[.I47]" office:value-type="float" office:value="-75" calcext:value-type="float">
            <text:p>-7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9982" calcext:value-type="float">
            <text:p>9982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9982" calcext:value-type="float">
            <text:p>9982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9982" calcext:value-type="float">
            <text:p>9982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9982" calcext:value-type="float">
            <text:p>9982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9982" calcext:value-type="float">
            <text:p>9982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9982" calcext:value-type="float">
            <text:p>9982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9982" calcext:value-type="float">
            <text:p>9982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9982" calcext:value-type="float">
            <text:p>9982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9982" calcext:value-type="float">
            <text:p>9982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9982" calcext:value-type="float">
            <text:p>9982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9982" calcext:value-type="float">
            <text:p>9982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9982" calcext:value-type="float">
            <text:p>9982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9982" calcext:value-type="float">
            <text:p>9982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9982" calcext:value-type="float">
            <text:p>9982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9982" calcext:value-type="float">
            <text:p>9982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9982" calcext:value-type="float">
            <text:p>9982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9982" calcext:value-type="float">
            <text:p>9982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9982" calcext:value-type="float">
            <text:p>9982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9982" calcext:value-type="float">
            <text:p>9982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9982" calcext:value-type="float">
            <text:p>9982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9982" calcext:value-type="float">
            <text:p>9982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9982" calcext:value-type="float">
            <text:p>9982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9982" calcext:value-type="float">
            <text:p>9982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9982" calcext:value-type="float">
            <text:p>9982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9982" calcext:value-type="float">
            <text:p>9982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9982" calcext:value-type="float">
            <text:p>9982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9982" calcext:value-type="float">
            <text:p>9982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9982" calcext:value-type="float">
            <text:p>9982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9982" calcext:value-type="float">
            <text:p>9982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9982" calcext:value-type="float">
            <text:p>9982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9982" calcext:value-type="float">
            <text:p>9982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9982" calcext:value-type="float">
            <text:p>9982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9982" calcext:value-type="float">
            <text:p>9982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9982" calcext:value-type="float">
            <text:p>9982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9982" calcext:value-type="float">
            <text:p>9982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9982" calcext:value-type="float">
            <text:p>9982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9982" calcext:value-type="float">
            <text:p>9982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9982" calcext:value-type="float">
            <text:p>9982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9982" calcext:value-type="float">
            <text:p>9982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9982" calcext:value-type="float">
            <text:p>9982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9982" calcext:value-type="float">
            <text:p>9982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9982" calcext:value-type="float">
            <text:p>9982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9982" calcext:value-type="float">
            <text:p>9982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9982" calcext:value-type="float">
            <text:p>9982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9982" calcext:value-type="float">
            <text:p>9982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9982" calcext:value-type="float">
            <text:p>9982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9982" calcext:value-type="float">
            <text:p>9982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9982" calcext:value-type="float">
            <text:p>9982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9982" calcext:value-type="float">
            <text:p>9982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9982" calcext:value-type="float">
            <text:p>998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9982" calcext:value-type="float">
            <text:p>998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9982" calcext:value-type="float">
            <text:p>998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9982" calcext:value-type="float">
            <text:p>998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9982" calcext:value-type="float">
            <text:p>998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9982" calcext:value-type="float">
            <text:p>998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9982" calcext:value-type="float">
            <text:p>998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9982" calcext:value-type="float">
            <text:p>998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9982" calcext:value-type="float">
            <text:p>998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9982" calcext:value-type="float">
            <text:p>998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9982" calcext:value-type="float">
            <text:p>998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9982" calcext:value-type="float">
            <text:p>998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9982" calcext:value-type="float">
            <text:p>9982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9982" calcext:value-type="float">
            <text:p>9982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9982" calcext:value-type="float">
            <text:p>9982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9982" calcext:value-type="float">
            <text:p>9982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9982" calcext:value-type="float">
            <text:p>9982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9982" calcext:value-type="float">
            <text:p>9982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9982" calcext:value-type="float">
            <text:p>9982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9982" calcext:value-type="float">
            <text:p>9982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3:07:58.883225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13T13:11:06.621073654</dc:date>
    <meta:editing-cycles>57</meta:editing-cycles>
    <meta:editing-duration>P4DT21H6M34S</meta:editing-duration>
    <meta:generator>LibreOffice/6.0.3.2$Linux_X86_64 LibreOffice_project/00m0$Build-2</meta:generator>
    <meta:document-statistic meta:table-count="1" meta:cell-count="7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